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376" officeooo:paragraph-rsid="00183376"/>
    </style:style>
    <style:style style:name="P2" style:family="paragraph" style:parent-style-name="Standard">
      <style:text-properties officeooo:rsid="0019a921" officeooo:paragraph-rsid="0019a921"/>
    </style:style>
    <style:style style:name="P3" style:family="paragraph" style:parent-style-name="Standard">
      <style:text-properties officeooo:rsid="001a4e81" officeooo:paragraph-rsid="001a4e81"/>
    </style:style>
    <style:style style:name="T1" style:family="text">
      <style:text-properties officeooo:rsid="001b6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 </text:p>
      <text:p text:style-name="P1"/>
      <text:p text:style-name="P2">orientação a objetos aplicados a python e outras existentes no mercado </text:p>
      <text:p text:style-name="P2"/>
      <text:p text:style-name="P3">orientação a objetos e suas linguagens de programação </text:p>
      <text:p text:style-name="P3">-<text:span text:style-name="T1">python não possui: atributos privados, interfaces e sobrecarga de métodos 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4:57:09.881000000</meta:creation-date>
    <dc:date>2024-02-20T16:56:45.455000000</dc:date>
    <meta:editing-duration>PT1H59M33S</meta:editing-duration>
    <meta:editing-cycles>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4" meta:word-count="31" meta:character-count="209" meta:non-whitespace-character-count="178"/>
  </office:meta>
</office:document-meta>
</file>